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bold" officeooo:rsid="00162dd6" officeooo:paragraph-rsid="00162dd6" style:font-weight-asian="bold" style:font-weight-complex="bold"/>
    </style:style>
    <style:style style:name="P4" style:family="paragraph" style:parent-style-name="Standard">
      <style:text-properties fo:font-weight="bold" officeooo:rsid="00162dd6" officeooo:paragraph-rsid="00181408" style:font-weight-asian="bold" style:font-weight-complex="bold"/>
    </style:style>
    <style:style style:name="P5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6" style:family="paragraph" style:parent-style-name="Standard">
      <style:text-properties fo:font-weight="bold" officeooo:rsid="00181408" officeooo:paragraph-rsid="00162dd6" style:font-weight-asian="bold" style:font-weight-complex="bold"/>
    </style:style>
    <style:style style:name="P7" style:family="paragraph" style:parent-style-name="Standard">
      <style:text-properties fo:font-weight="bold" officeooo:paragraph-rsid="00181408" style:font-weight-asian="bold" style:font-weight-complex="bold"/>
    </style:style>
    <style:style style:name="P8" style:family="paragraph" style:parent-style-name="Standard">
      <style:text-properties fo:font-weight="bold" officeooo:paragraph-rsid="00162dd6" style:font-weight-asian="bold" style:font-weight-complex="bold"/>
    </style:style>
    <style:style style:name="P9" style:family="paragraph" style:parent-style-name="Standard">
      <style:text-properties fo:font-weight="normal" officeooo:rsid="00162dd6" officeooo:paragraph-rsid="00162dd6" style:font-weight-asian="normal" style:font-weight-complex="normal"/>
    </style:style>
    <style:style style:name="P10" style:family="paragraph" style:parent-style-name="Standard">
      <style:text-properties fo:font-weight="normal" officeooo:rsid="00162dd6" officeooo:paragraph-rsid="001bfd3c" style:font-weight-asian="normal" style:font-weight-complex="normal"/>
    </style:style>
    <style:style style:name="P11" style:family="paragraph" style:parent-style-name="Standard">
      <style:text-properties fo:font-weight="normal" officeooo:rsid="0018bfc2" officeooo:paragraph-rsid="00162dd6" style:font-weight-asian="normal" style:font-weight-complex="normal"/>
    </style:style>
    <style:style style:name="P12" style:family="paragraph" style:parent-style-name="Standard">
      <style:text-properties fo:font-weight="normal" officeooo:rsid="001908fa" officeooo:paragraph-rsid="00162dd6" style:font-weight-asian="normal" style:font-weight-complex="normal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dc9ea" style:font-weight-asian="normal" style:font-weight-complex="normal"/>
    </style:style>
    <style:style style:name="T7" style:family="text">
      <style:text-properties fo:font-weight="normal" officeooo:rsid="001fe350" style:font-weight-asian="normal" style:font-weight-complex="normal"/>
    </style:style>
    <style:style style:name="T8" style:family="text">
      <style:text-properties fo:font-weight="normal" officeooo:rsid="0021a640" style:font-weight-asian="normal" style:font-weight-complex="normal"/>
    </style:style>
    <style:style style:name="T9" style:family="text">
      <style:text-properties fo:font-weight="normal" officeooo:rsid="0021abd1" style:font-weight-asian="normal" style:font-weight-complex="normal"/>
    </style:style>
    <style:style style:name="T10" style:family="text">
      <style:text-properties fo:font-weight="normal" officeooo:rsid="0021ae74" style:font-weight-asian="normal" style:font-weight-complex="normal"/>
    </style:style>
    <style:style style:name="T11" style:family="text">
      <style:text-properties fo:font-weight="normal" officeooo:rsid="00236b44" style:font-weight-asian="normal" style:font-weight-complex="normal"/>
    </style:style>
    <style:style style:name="T12" style:family="text">
      <style:text-properties fo:font-weight="normal" officeooo:rsid="002494a3" style:font-weight-asian="normal" style:font-weight-complex="normal"/>
    </style:style>
    <style:style style:name="T13" style:family="text">
      <style:text-properties fo:font-weight="normal" officeooo:rsid="0024e980" style:font-weight-asian="normal" style:font-weight-complex="normal"/>
    </style:style>
    <style:style style:name="T14" style:family="text">
      <style:text-properties fo:font-weight="normal" officeooo:rsid="00260c36" style:font-weight-asian="normal" style:font-weight-complex="normal"/>
    </style:style>
    <style:style style:name="T15" style:family="text">
      <style:text-properties fo:font-weight="normal" officeooo:rsid="00263e18" style:font-weight-asian="normal" style:font-weight-complex="normal"/>
    </style:style>
    <style:style style:name="T16" style:family="text">
      <style:text-properties fo:font-weight="normal" officeooo:rsid="00272a1b" style:font-weight-asian="normal" style:font-weight-complex="normal"/>
    </style:style>
    <style:style style:name="T17" style:family="text">
      <style:text-properties fo:font-weight="normal" officeooo:rsid="002a39a1" style:font-weight-asian="normal" style:font-weight-complex="normal"/>
    </style:style>
    <style:style style:name="T18" style:family="text">
      <style:text-properties fo:font-weight="normal" officeooo:rsid="002bd368" style:font-weight-asian="normal" style:font-weight-complex="normal"/>
    </style:style>
    <style:style style:name="T19" style:family="text">
      <style:text-properties fo:font-weight="normal" officeooo:rsid="002d814e" style:font-weight-asian="normal" style:font-weight-complex="normal"/>
    </style:style>
    <style:style style:name="T20" style:family="text">
      <style:text-properties fo:font-weight="normal" officeooo:rsid="003099d8" style:font-weight-asian="normal" style:font-weight-complex="normal"/>
    </style:style>
    <style:style style:name="T21" style:family="text">
      <style:text-properties fo:font-weight="normal" officeooo:rsid="00361460" style:font-weight-asian="normal" style:font-weight-complex="normal"/>
    </style:style>
    <style:style style:name="T22" style:family="text">
      <style:text-properties fo:font-weight="normal" officeooo:rsid="00367419" style:font-weight-asian="normal" style:font-weight-complex="normal"/>
    </style:style>
    <style:style style:name="T23" style:family="text">
      <style:text-properties fo:font-weight="normal" officeooo:rsid="003a4d2a" style:font-weight-asian="normal" style:font-weight-complex="normal"/>
    </style:style>
    <style:style style:name="T24" style:family="text">
      <style:text-properties fo:font-weight="normal" officeooo:rsid="003a81d7" style:font-weight-asian="normal" style:font-weight-complex="normal"/>
    </style:style>
    <style:style style:name="T25" style:family="text">
      <style:text-properties fo:font-weight="normal" officeooo:rsid="003ab3f6" style:font-weight-asian="normal" style:font-weight-complex="normal"/>
    </style:style>
    <style:style style:name="T26" style:family="text">
      <style:text-properties fo:font-weight="normal" officeooo:rsid="003b3b06" style:font-weight-asian="normal" style:font-weight-complex="normal"/>
    </style:style>
    <style:style style:name="T27" style:family="text">
      <style:text-properties officeooo:rsid="001bfd3c"/>
    </style:style>
    <style:style style:name="T28" style:family="text">
      <style:text-properties officeooo:rsid="001f0610"/>
    </style:style>
    <style:style style:name="T29" style:family="text">
      <style:text-properties officeooo:rsid="00202e91"/>
    </style:style>
    <style:style style:name="T30" style:family="text">
      <style:text-properties officeooo:rsid="0022a459"/>
    </style:style>
    <style:style style:name="T31" style:family="text">
      <style:text-properties officeooo:rsid="00236443"/>
    </style:style>
    <style:style style:name="T32" style:family="text">
      <style:text-properties officeooo:rsid="002494a3"/>
    </style:style>
    <style:style style:name="T33" style:family="text">
      <style:text-properties officeooo:rsid="0024c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0">Requirements</text:span>:</text:p>
      <text:p text:style-name="P9">- Overview / Project description, design relevance, goals, objectives and constraints</text:p>
      <text:p text:style-name="P9">- Methodology / Languages, development and collaboration tools</text:p>
      <text:p text:style-name="P9">- Architecture / System, data, and program design</text:p>
      <text:p text:style-name="P9">- Testing / Types and purpose of testing, performance constraints</text:p>
      <text:p text:style-name="P9">- Team Roles</text:p>
      <text:p text:style-name="P9">- Design Cohesion</text:p>
      <text:p text:style-name="P9"/>
      <text:p text:style-name="P10"><text:span text:style-name="T27">This is a reformatted structure to abide by the above requirements. </text:span></text:p>
      <text:p text:style-name="P10"><text:span text:style-name="T27">Zach – I'm going through each section and appending more information.</text:span></text:p>
      <text:p text:style-name="P9"/>
      <text:p text:style-name="P3"><text:s/>1 Introduction</text:p>
      <text:p text:style-name="P3"><text:tab/>2.1 Document intent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1"><text:tab/><text:tab/>considerations and technical specifications regarding the final implementation.</text:p>
      <text:p text:style-name="P11"><text:tab/><text:tab/>This document should not be consideration an installation or configuration guide; its </text:p>
      <text:p text:style-name="P11"><text:tab/><text:tab/>primary goal is to detail the design, development, and functionality of the cluster.</text:p>
      <text:p text:style-name="P3"><text:tab/>2.2 Document overview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2"><text:tab/><text:tab/>software were developed. Each iteration in the development process is illustrated in <text:tab/><text:tab/><text:tab/>detail in each section, covering system design, architecture, and implementation.</text:p>
      <text:p text:style-name="P3"><text:tab/>2.3 Scope</text:p>
      <text:p text:style-name="P3"><text:tab/><text:tab/><text:span text:style-name="T6">The breadth of A Punnet of Berries has been intentionally delimited in order to make it </text:span></text:p>
      <text:p text:style-name="P3"><text:span text:style-name="T6"><text:tab/><text:tab/>it feasible in a relatively short period of time. </text:span><text:span text:style-name="T7">Given the allocated time span in which </text:span></text:p>
      <text:p text:style-name="P3"><text:span text:style-name="T7"><text:tab/><text:tab/>development has been defined, it is important to delineate any milestones that need to be</text:span></text:p>
      <text:p text:style-name="P3"><text:span text:style-name="T7"><text:tab/><text:tab/>achieved in the early alpha phase of design. This will be covered in 2.2 Goals and <text:tab/><text:tab/><text:tab/>Objectives.</text:span></text:p>
      <text:p text:style-name="P3"><text:span text:style-name="T27"><text:tab/></text:span>2.4 Methodology &amp; Tools</text:p>
      <text:p text:style-name="P3"><text:span text:style-name="T27"><text:tab/><text:tab/></text:span><text:span text:style-name="T8">TODO: How the project is being approached in regards to incorporating <text:tab/><text:tab/><text:tab/><text:tab/><text:tab/>open/proprietary software/hardware. Define the stages of development and the ideal</text:span></text:p>
      <text:p text:style-name="P3"><text:span text:style-name="T8"><text:tab/><text:tab/>software cycle. </text:span><text:span text:style-name="T12">This will be a dynamic list as we progress.</text:span></text:p>
      <text:p text:style-name="P3"><text:span text:style-name="T12"/></text:p>
      <text:p text:style-name="P3"><text:span text:style-name="T12"><text:tab/><text:tab/></text:span><text:span text:style-name="T20">Operating System:</text:span></text:p>
      <text:p text:style-name="P3"><text:span text:style-name="T20"><text:tab/><text:tab/>-Arch Linux </text:span></text:p>
      <text:p text:style-name="P3"><text:span text:style-name="T20"/></text:p>
      <text:p text:style-name="P3"><text:span text:style-name="T20"><text:tab/><text:tab/>Packages and Tools:</text:span></text:p>
      <text:p text:style-name="P3"><text:span text:style-name="T20"><text:tab/><text:tab/>-Vim</text:span></text:p>
      <text:p text:style-name="P3"><text:span text:style-name="T20"><text:tab/><text:tab/>-Git</text:span></text:p>
      <text:p text:style-name="P3"><text:span text:style-name="T20"><text:tab/><text:tab/>-Python2</text:span></text:p>
      <text:p text:style-name="P3"><text:span text:style-name="T20"><text:tab/><text:tab/>-OpenMPI</text:span></text:p>
      <text:p text:style-name="P3"><text:span text:style-name="T20"/></text:p>
      <text:p text:style-name="P3"><text:span text:style-name="T20"><text:tab/><text:tab/>Programming Languages:</text:span></text:p>
      <text:p text:style-name="P3"><text:span text:style-name="T20"><text:tab/><text:tab/>-Python</text:span></text:p>
      <text:p text:style-name="P3"/>
      <text:p text:style-name="P3"/>
      <text:p text:style-name="P3"/>
      <text:p text:style-name="P3"/>
      <text:p text:style-name="P3"/>
      <text:p text:style-name="P2"><text:soft-page-break/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5"><text:tab/><text:tab/><text:span text:style-name="T9">The final incarnation of </text:span><text:span text:style-name="T11">a</text:span><text:span text:style-name="T9"> Punnet of Berries is ideally a financially viable Beowulf <text:tab/><text:tab/><text:tab/>cluster that draws minimal power and demonstrates the power of parallel computing.</text:span></text:p>
      <text:p text:style-name="P5"><text:span text:style-name="T9"><text:tab/><text:tab/></text:span><text:span text:style-name="T10">This will be achieved with the utilization of inexpensive hardware and open source <text:tab/><text:tab/><text:tab/>technologies to adhere to time and design constraints. </text:span><text:span text:style-name="T13">In order for the aforementioned </text:span></text:p>
      <text:p text:style-name="P5"><text:span text:style-name="T13"><text:tab/><text:tab/>project to function properly, resources will need to be managed and allocate by a batch</text:span></text:p>
      <text:p text:style-name="P5"><text:span text:style-name="T13"><text:tab/><text:tab/>scheduler. The Punnet of Berries will be accompanied by a custom batch system, the <text:tab/><text:tab/><text:tab/>Berry Batch.</text:span></text:p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text:tab/></text:span><text:span text:style-name="T14">The immediate goal of this project is to implement a full functional Beowulf cluster that</text:span></text:p>
      <text:p text:style-name="P2"><text:span text:style-name="T14"><text:tab/><text:tab/>is capable of demonstrating the performance advantages of parallel computing.</text:span><text:span text:style-name="T15"> </text:span><text:span text:style-name="T16">Keeping </text:span></text:p>
      <text:p text:style-name="P2"><text:span text:style-name="T16"><text:tab/><text:tab/>in mind these milestones are dynamic in nature as the development cycle progresses.</text:span></text:p>
      <text:p text:style-name="P2"><text:span text:style-name="T16"><text:tab/><text:tab/></text:span><text:span text:style-name="T19">These objectives will become exhaustive over time and will be presented in such a way </text:span></text:p>
      <text:p text:style-name="P2"><text:span text:style-name="T19"><text:tab/><text:tab/>as to indicate project priorities and design principles to abide by.</text:span></text:p>
      <text:p text:style-name="P2"><text:span text:style-name="T16"/></text:p>
      <text:p text:style-name="P2"><text:span text:style-name="T16"><text:tab/><text:tab/></text:span><text:span text:style-name="T17">Priority Objectives:</text:span></text:p>
      <text:p text:style-name="P2"><text:span text:style-name="T17"><text:tab/><text:tab/>-Establish open source tools that will be utilized.</text:span></text:p>
      <text:p text:style-name="P2"><text:span text:style-name="T17"><text:tab/><text:tab/>-Generate system topology and </text:span><text:span text:style-name="T18">determine </text:span><text:span text:style-name="T17">appropriate interfaces.</text:span></text:p>
      <text:p text:style-name="P2"><text:span text:style-name="T17"><text:tab/><text:tab/></text:span><text:span text:style-name="T18">-</text:span><text:span text:style-name="T19">Develop system design.</text:span></text:p>
      <text:p text:style-name="P2"><text:span text:style-name="T19"/></text:p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</text:span><text:span text:style-name="T32">R</text:span><text:span text:style-name="T2">equirements</text:span></text:p>
      <text:p text:style-name="P2"><text:span text:style-name="T2"><text:tab/><text:tab/></text:span><text:span text:style-name="T26">TODO: Final specifications of cluster.</text:span></text:p>
      <text:p text:style-name="P5"><text:tab/>2.3 Constraints &amp; Limitations</text:p>
      <text:p text:style-name="P5"><text:tab/><text:tab/><text:span text:style-name="T24">TODO: Hardware limitations (bandwidth, processing power, applicable interfaces, etc)</text:span></text:p>
      <text:p text:style-name="P5"><text:span text:style-name="T24"><text:tab/><text:tab/>, </text:span><text:span text:style-name="T25">time constraints, distribution of workload, documentation, etc.</text:span></text:p>
      <text:p text:style-name="P5"><text:tab/>2.4 Intended Process</text:p>
      <text:p text:style-name="P5"><text:tab/><text:tab/><text:span text:style-name="T22">TODO: What is our ideal software development process? Will we abide by any</text:span></text:p>
      <text:p text:style-name="P5"><text:span text:style-name="T22"><text:tab/><text:tab/>particular development methodologies (Agile, Waterfall, Iterative, etc).</text:span></text:p>
      <text:p text:style-name="P5"><text:span text:style-name="T28"><text:tab/>2.5 Process</text:span></text:p>
      <text:p text:style-name="P5"><text:tab/><text:tab/><text:span text:style-name="T23">TODO: Chronological list of tasks.</text:span></text:p>
      <text:p text:style-name="P5"><text:tab/>2.<text:span text:style-name="T28">6</text:span> Design Forecast &amp; Potential Issues</text:p>
      <text:p text:style-name="P5"><text:tab/><text:tab/><text:span text:style-name="T21">TODO: Here the design process will be evaluated at each stage and an exhaustive list</text:span></text:p>
      <text:p text:style-name="P5"><text:span text:style-name="T21"><text:tab/><text:tab/>of premeditated challenges will be generated. </text:span></text:p>
      <text:p text:style-name="P4"/>
      <text:p text:style-name="P1"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1"><text:span text:style-name="T2"/></text:p>
      <text:p text:style-name="P1"><text:span text:style-name="T2"><text:tab/></text:span><text:span text:style-name="T31">3.2 Topology</text:span></text:p>
      <text:p text:style-name="P1"><text:span text:style-name="T2"/></text:p>
      <text:p text:style-name="P1"><text:span text:style-name="T1"><text:tab/></text:span><text:span text:style-name="T2">3</text:span><text:span text:style-name="T1">.</text:span><text:span text:style-name="T31">3</text:span><text:span text:style-name="T1"> </text:span><text:span text:style-name="T2">Hardware &amp; Software Specifications</text:span></text:p>
      <text:p text:style-name="P1"><text:span text:style-name="T2"/></text:p>
      <text:p text:style-name="P5"><text:tab/>3.<text:span text:style-name="T31">4</text:span> System Functions</text:p>
      <text:p text:style-name="P5"/>
      <text:p text:style-name="P6"><text:tab/></text:p>
      <text:p text:style-name="P6"/>
      <text:p text:style-name="P6"/>
      <text:p text:style-name="P6"/>
      <text:p text:style-name="P6"/>
      <text:p text:style-name="P3"><text:soft-page-break/>4 Architecture</text:p>
      <text:p text:style-name="P3"><text:tab/>4.1 System <text:span text:style-name="T33">Architecture</text:span></text:p>
      <text:p text:style-name="P3"/>
      <text:p text:style-name="P3"><text:tab/>4.2 Program <text:span text:style-name="T33">Architecture</text:span></text:p>
      <text:p text:style-name="P3"/>
      <text:p text:style-name="P3"/>
      <text:p text:style-name="P3"/>
      <text:p text:style-name="P3">5 Testing</text:p>
      <text:p text:style-name="P3"><text:tab/>5.1 Compute Cluster</text:p>
      <text:p text:style-name="P3"/>
      <text:p text:style-name="P3"><text:tab/>5.2 Batch System Tests</text:p>
      <text:p text:style-name="P3"/>
      <text:p text:style-name="P3"/>
      <text:p text:style-name="P3">6 Roles and Responsibilities </text:p>
      <text:p text:style-name="P3"/>
      <text:p text:style-name="P3"/>
      <text:p text:style-name="P3"/>
      <text:p text:style-name="P3"/>
      <text:p text:style-name="P3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8-28T22:44:09.08</dc:date>
    <meta:editing-duration>PT4H1M53S</meta:editing-duration>
    <meta:editing-cycles>40</meta:editing-cycles>
    <meta:generator>LibreOffice/3.6$Windows_x86 LibreOffice_project/58f22d5-270d05a-e2abed1-ea17a85-9b5702</meta:generator>
    <meta:document-statistic meta:table-count="0" meta:image-count="0" meta:object-count="0" meta:page-count="3" meta:paragraph-count="78" meta:word-count="587" meta:character-count="4015" meta:non-whitespace-character-count="3364"/>
  </office:meta>
</office:document-meta>
</file>